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0416in" style:use-optimal-column-width="false"/>
    </style:style>
    <style:style style:name="TableColumn4" style:family="table-column">
      <style:table-column-properties style:column-width="5.6513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style:font-name="Arial" fo:font-weight="bold" style:font-weight-asian="bold" style:font-weight-complex="bold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Arial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Arial" fo:font-weight="bold" style:font-weight-asian="bold" style:font-weight-complex="bold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Arial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Arial" fo:font-weight="bold" style:font-weight-asian="bold" style:font-weight-complex="bold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Arial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Arial" fo:font-weight="bold" style:font-weight-asian="bold" style:font-weight-complex="bold"/>
    </style:style>
    <style:style style:name="P23" style:parent-style-name="TableContents" style:family="paragraph">
      <style:text-properties style:font-name="Arial"/>
    </style:style>
    <style:style style:name="P24" style:parent-style-name="TableContents" style:family="paragraph">
      <style:text-properties style:font-name="Arial" fo:font-weight="bold" style:font-weight-asian="bold" style:font-weight-complex="bold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Arial" fo:font-weight="bold" style:font-weight-asian="bold" style:font-weight-complex="bold"/>
    </style:style>
    <style:style style:name="P28" style:parent-style-name="TableContents" style:family="paragraph">
      <style:text-properties style:font-name="Arial"/>
    </style:style>
    <style:style style:name="P29" style:parent-style-name="TableContents" style:family="paragraph">
      <style:text-properties style:font-name="Arial" fo:font-weight="bold" style:font-weight-asian="bold" style:font-weight-complex="bold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Arial" fo:font-weight="bold" style:font-weight-asian="bold" style:font-weight-complex="bold"/>
    </style:style>
    <style:style style:name="P33" style:parent-style-name="TableContents" style:family="paragraph">
      <style:text-properties style:font-name="Arial"/>
    </style:style>
    <style:style style:name="P34" style:parent-style-name="TableContents" style:family="paragraph">
      <style:text-properties style:font-name="Arial"/>
    </style:style>
    <style:style style:name="P35" style:parent-style-name="TableContents" style:family="paragraph">
      <style:text-properties style:font-name="Arial"/>
    </style:style>
    <style:style style:name="P36" style:parent-style-name="TableContents" style:family="paragraph">
      <style:text-properties style:font-name="Arial"/>
    </style:style>
    <style:style style:name="P37" style:parent-style-name="TableContents" style:family="paragraph">
      <style:text-properties style:font-name="Arial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Arial" fo:font-weight="bold" style:font-weight-asian="bold" style:font-weight-complex="bold"/>
    </style:style>
    <style:style style:name="P41" style:parent-style-name="TableContents" style:family="paragraph">
      <style:text-properties style:font-name="Arial"/>
    </style:style>
    <style:style style:name="P42" style:parent-style-name="TableContents" style:family="paragraph">
      <style:text-properties style:font-name="Arial"/>
    </style:style>
    <style:style style:name="P43" style:parent-style-name="TableContents" style:family="paragraph">
      <style:text-properties style:font-name="Arial"/>
    </style:style>
    <style:style style:name="P44" style:parent-style-name="TableContents" style:family="paragraph">
      <style:text-properties style:font-name="Arial"/>
    </style:style>
    <style:style style:name="P45" style:parent-style-name="TableContents" style:family="paragraph">
      <style:text-properties style:font-name="Arial"/>
    </style:style>
    <style:style style:name="P46" style:parent-style-name="TableContents" style:family="paragraph">
      <style:text-properties style:font-name="Arial"/>
    </style:style>
    <style:style style:name="P47" style:parent-style-name="TableContents" style:family="paragraph">
      <style:paragraph-properties fo:text-align="justify"/>
      <style:text-properties style:font-name="Arial"/>
    </style:style>
    <style:style style:name="P48" style:parent-style-name="TableContents" style:family="paragraph">
      <style:paragraph-properties fo:text-align="justify"/>
      <style:text-properties style:font-name="Arial"/>
    </style:style>
    <style:style style:name="P49" style:parent-style-name="TableContents" style:family="paragraph">
      <style:paragraph-properties fo:text-align="justify"/>
      <style:text-properties style:font-name="Arial"/>
    </style:style>
    <style:style style:name="P50" style:parent-style-name="TableContents" style:family="paragraph">
      <style:paragraph-properties fo:text-align="justify"/>
      <style:text-properties style:font-name="Arial"/>
    </style:style>
    <style:style style:name="P51" style:parent-style-name="TableContents" style:family="paragraph">
      <style:paragraph-properties fo:text-align="justify"/>
      <style:text-properties style:font-name="Arial"/>
    </style:style>
    <style:style style:name="P52" style:parent-style-name="TableContents" style:family="paragraph">
      <style:paragraph-properties fo:text-align="justify"/>
      <style:text-properties style:font-name="Arial"/>
    </style:style>
    <style:style style:name="P53" style:parent-style-name="TableContents" style:family="paragraph">
      <style:paragraph-properties fo:text-align="justify"/>
      <style:text-properties style:font-name="Arial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Arial" fo:font-weight="bold" style:font-weight-asian="bold" style:font-weight-complex="bold"/>
    </style:style>
    <style:style style:name="P57" style:parent-style-name="TableContents" style:family="paragraph">
      <style:text-properties style:font-name="Arial"/>
    </style:style>
    <style:style style:name="P58" style:parent-style-name="TableContents" style:family="paragraph">
      <style:text-properties style:font-name="Arial"/>
    </style:style>
    <style:style style:name="P59" style:parent-style-name="TableContents" style:family="paragraph">
      <style:text-properties style:font-name="Arial"/>
    </style:style>
    <style:style style:name="P60" style:parent-style-name="TableContents" style:family="paragraph">
      <style:text-properties style:font-name="Arial"/>
    </style:style>
    <style:style style:name="P61" style:parent-style-name="TableContents" style:family="paragraph">
      <style:text-properties style:font-name="Arial"/>
    </style:style>
    <style:style style:name="P62" style:parent-style-name="TableContents" style:family="paragraph">
      <style:text-properties style:font-name="Arial"/>
    </style:style>
    <style:style style:name="P63" style:parent-style-name="TableContents" style:family="paragraph">
      <style:text-properties style:font-name="Arial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Arial" fo:font-weight="bold" style:font-weight-asian="bold" style:font-weight-complex="bold"/>
    </style:style>
    <style:style style:name="P67" style:parent-style-name="TableContents" style:family="paragraph">
      <style:text-properties style:font-name="Arial"/>
    </style:style>
    <style:style style:name="P68" style:parent-style-name="TableContents" style:family="paragraph">
      <style:text-properties style:font-name="Arial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ombre:</text:p>
          </table:table-cell>
          <table:table-cell table:style-name="TableCell8">
            <text:p text:style-name="P9"><text:s/>Alquilar servidor.</text:p>
          </table:table-cell>
        </table:table-row>
        <table:table-row table:style-name="TableRow10">
          <table:table-cell table:style-name="TableCell11">
            <text:p text:style-name="P12">Autor:</text:p>
          </table:table-cell>
          <table:table-cell table:style-name="TableCell13">
            <text:p text:style-name="P14"><text:s/>Javier Adrián Martínez Castellano</text:p>
          </table:table-cell>
        </table:table-row>
        <table:table-row table:style-name="TableRow15">
          <table:table-cell table:style-name="TableCell16">
            <text:p text:style-name="P17">Fecha:</text:p>
          </table:table-cell>
          <table:table-cell table:style-name="TableCell18">
            <text:p text:style-name="P19">17/05/18</text:p>
          </table:table-cell>
        </table:table-row>
        <table:table-row table:style-name="TableRow20">
          <table:table-cell table:style-name="TableCell21" table:number-columns-spanned="2">
            <text:p text:style-name="P22">Descripción:</text:p>
            <text:p text:style-name="P23">Permite crear una nueva cuenta de usuario para logearse en la página web.</text:p>
            <text:p text:style-name="P24"/>
          </table:table-cell>
          <table:covered-table-cell/>
        </table:table-row>
        <table:table-row table:style-name="TableRow25">
          <table:table-cell table:style-name="TableCell26" table:number-columns-spanned="2">
            <text:p text:style-name="P27">Actores:</text:p>
            <text:p text:style-name="P28">Usuario</text:p>
            <text:p text:style-name="P29"/>
          </table:table-cell>
          <table:covered-table-cell/>
        </table:table-row>
        <table:table-row table:style-name="TableRow30">
          <table:table-cell table:style-name="TableCell31" table:number-columns-spanned="2">
            <text:p text:style-name="P32">Precondiciones:</text:p>
            <text:p text:style-name="P33">La<text:s/>IP<text:s/>del actor no debe estar en la lista negra.</text:p>
            <text:p text:style-name="P34">El usuario debe de estar registrado.</text:p>
            <text:p text:style-name="P35">El usuario debe de estar logeado.</text:p>
            <text:p text:style-name="P36">El usuario debe de tener suficiente saldo en su cartera.</text:p>
            <text:p text:style-name="P37"/>
          </table:table-cell>
          <table:covered-table-cell/>
        </table:table-row>
        <table:table-row table:style-name="TableRow38">
          <table:table-cell table:style-name="TableCell39" table:number-columns-spanned="2">
            <text:p text:style-name="P40">Flujo Normal:</text:p>
            <text:p text:style-name="P41">1.- El actor accede al menú de<text:s/>servidores.</text:p>
            <text:p text:style-name="P42">2.- El sistema muestra la página correspondiente.</text:p>
            <text:p text:style-name="P43">3.- El actor<text:s/>selecciona los servidores disponibles para el alquiler, con descripciones y datos de cada uno.</text:p>
            <text:p text:style-name="P44">4.-<text:s/>El sistema redirige al actor a una nueva página con introducción de datos.</text:p>
            <text:p text:style-name="P45">5.- El actor introduce su nombre real.</text:p>
            <text:p text:style-name="P46">6.- El actor introduce su<text:s/>primer apellido.</text:p>
            <text:p text:style-name="P47">7.- El actor<text:s/>introduce su segundo apellido.</text:p>
            <text:p text:style-name="P48">8.- El actor introduce su DNI.</text:p>
            <text:p text:style-name="P49">9.- El actor marca la casilla de aceptar los términos.</text:p>
            <text:p text:style-name="P50">10.-<text:s/>El sistema comprueba la validez de los datos<text:s/>del actor y del servidor.</text:p>
            <text:p text:style-name="P51">11.-<text:s/>El sistema retira el dinero de la cartera del actor.</text:p>
            <text:p text:style-name="P52">12.- El sistema<text:s/>envía un mensaje<text:s/>al email del actor<text:s/>con instrucciones, factura y contrato al actor.</text:p>
            <text:p text:style-name="P53">13.- El sistema<text:s/>quita el servidor de la lista de alquileres.</text:p>
          </table:table-cell>
          <table:covered-table-cell/>
        </table:table-row>
        <table:table-row table:style-name="TableRow54">
          <table:table-cell table:style-name="TableCell55" table:number-columns-spanned="2">
            <text:p text:style-name="P56">Flujo Alternativo:</text:p>
            <text:p text:style-name="P57">3.A.- Si<text:s/>el actor no tiene suficiente dinero en su cartera, no le dejará proseguir y se le notificará.</text:p>
            <text:p text:style-name="P58">5.A- Si el actor no introduce el nombre que tenga en la tarjeta de crédito asociada con su cartera, no se le dejará proseguir, y se le notificará.</text:p>
            <text:p text:style-name="P59">6.A- Si el actor no introduce el primer apellido que tenga en la tarjeta de crédito asociada con su cartera, no se le dejará proseguir, y se le notificará.</text:p>
            <text:p text:style-name="P60">7.A- Si el actor no introduce el segundo apellido que tenga en la tarjeta de crédito asociada con su cartera, no se le dejará proseguir, y se le notificará.</text:p>
            <text:p text:style-name="P61">8.A- Si el actor no introduce el D.N.I que tenga en la tarjeta de crédito asociada con su cartera, no se le dejará proseguir, y se le notificará.</text:p>
            <text:p text:style-name="P62">9.A- Si el actor no marca la casilla de término, no se le dejará proseguir, y se le notificará.</text:p>
            <text:p text:style-name="P63">10.A- En caso de que el servidor haya sido alquilado antes que el actor por otra persona, este será notificado y se le devolverá a la zona de alquileres.</text:p>
          </table:table-cell>
          <table:covered-table-cell/>
        </table:table-row>
        <table:table-row table:style-name="TableRow64">
          <table:table-cell table:style-name="TableCell65" table:number-columns-spanned="2">
            <text:p text:style-name="P66">Postcondiciones:</text:p>
            <text:p text:style-name="P67">El actor podrá disfrutar de su nuevo servidor. Pudiéndolo gestionar como le plazca siempre que cumpla las normativas.</text:p>
            <text:soft-page-break/>
            <text:p text:style-name="P68">El usuario puede recibir soporte técnico para el servidor con ayuda de la Administración.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olzeta</dc:creator>
    <meta:creation-date>2018-05-17T13:03:00Z</meta:creation-date>
    <dc:date>2018-05-18T01:53:00Z</dc:date>
    <meta:template xlink:href="Normal" xlink:type="simple"/>
    <meta:editing-cycles>25</meta:editing-cycles>
    <meta:editing-duration>PT3600S</meta:editing-duration>
    <meta:document-statistic meta:page-count="2" meta:paragraph-count="4" meta:word-count="369" meta:character-count="2397" meta:row-count="16" meta:non-whitespace-character-count="2032"/>
  </office:meta>
</office:document-meta>
</file>